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rsid="0013cb93" officeooo:paragraph-rsid="0013cb93"/>
    </style:style>
    <style:style style:name="P2" style:family="paragraph" style:parent-style-name="Standard">
      <style:text-properties fo:language="es" fo:country="AR" officeooo:rsid="0013cb93" officeooo:paragraph-rsid="001560ba"/>
    </style:style>
    <style:style style:name="P3" style:family="paragraph" style:parent-style-name="Standard">
      <style:text-properties fo:language="es" fo:country="AR" officeooo:rsid="0013cb93" officeooo:paragraph-rsid="00177870"/>
    </style:style>
    <style:style style:name="P4" style:family="paragraph" style:parent-style-name="Standard">
      <style:text-properties fo:language="es" fo:country="AR" officeooo:rsid="0013cb93" officeooo:paragraph-rsid="001af79f"/>
    </style:style>
    <style:style style:name="P5" style:family="paragraph" style:parent-style-name="Standard">
      <style:text-properties fo:language="es" fo:country="AR" officeooo:rsid="0013cb93" officeooo:paragraph-rsid="001cfe69"/>
    </style:style>
    <style:style style:name="P6" style:family="paragraph" style:parent-style-name="Standard">
      <style:text-properties fo:language="es" fo:country="AR" fo:font-weight="bold" officeooo:rsid="0013cb93" officeooo:paragraph-rsid="00177870" style:font-weight-asian="bold" style:font-weight-complex="bold"/>
    </style:style>
    <style:style style:name="P7" style:family="paragraph" style:parent-style-name="Standard">
      <style:text-properties fo:language="es" fo:country="AR" fo:font-weight="bold" officeooo:rsid="001af79f" officeooo:paragraph-rsid="001af79f" style:font-weight-asian="bold" style:font-weight-complex="bold"/>
    </style:style>
    <style:style style:name="P8" style:family="paragraph" style:parent-style-name="Standard">
      <style:text-properties fo:language="es" fo:country="AR" fo:font-weight="bold" officeooo:rsid="001af79f" officeooo:paragraph-rsid="001d52f2" style:font-weight-asian="bold" style:font-weight-complex="bold"/>
    </style:style>
    <style:style style:name="P9" style:family="paragraph" style:parent-style-name="Standard">
      <style:text-properties fo:language="es" fo:country="AR" fo:font-weight="normal" officeooo:rsid="0013cb93" officeooo:paragraph-rsid="00177870" style:font-weight-asian="normal" style:font-weight-complex="normal"/>
    </style:style>
    <style:style style:name="P10" style:family="paragraph" style:parent-style-name="Standard">
      <style:text-properties fo:language="es" fo:country="AR" fo:font-weight="normal" officeooo:rsid="001922fa" officeooo:paragraph-rsid="001922fa" style:font-weight-asian="normal" style:font-weight-complex="normal"/>
    </style:style>
    <style:style style:name="P11" style:family="paragraph" style:parent-style-name="Standard">
      <style:text-properties fo:language="es" fo:country="AR" fo:font-weight="normal" officeooo:rsid="001af79f" officeooo:paragraph-rsid="001af79f" style:font-weight-asian="normal" style:font-weight-complex="normal"/>
    </style:style>
    <style:style style:name="P12" style:family="paragraph" style:parent-style-name="Standard">
      <style:text-properties fo:language="es" fo:country="AR" fo:font-weight="normal" officeooo:rsid="001af79f" officeooo:paragraph-rsid="001d52f2" style:font-weight-asian="normal" style:font-weight-complex="normal"/>
    </style:style>
    <style:style style:name="P13" style:family="paragraph" style:parent-style-name="Standard">
      <style:text-properties fo:language="es" fo:country="AR" fo:font-weight="normal" officeooo:rsid="001cfe69" officeooo:paragraph-rsid="001cfe69" style:font-weight-asian="normal" style:font-weight-complex="normal"/>
    </style:style>
    <style:style style:name="P14" style:family="paragraph" style:parent-style-name="Standard">
      <style:text-properties fo:language="es" fo:country="AR" fo:font-weight="normal" officeooo:rsid="001d52f2" officeooo:paragraph-rsid="001d52f2" style:font-weight-asian="normal" style:font-weight-complex="normal"/>
    </style:style>
    <style:style style:name="T1" style:family="text">
      <style:text-properties officeooo:rsid="0015fcc8"/>
    </style:style>
    <style:style style:name="T2" style:family="text">
      <style:text-properties officeooo:rsid="001778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7870" style:font-weight-asian="bold" style:font-weight-complex="bold"/>
    </style:style>
    <style:style style:name="T5" style:family="text">
      <style:text-properties fo:font-weight="bold" officeooo:rsid="001af79f" style:font-weight-asian="bold" style:font-weight-complex="bold"/>
    </style:style>
    <style:style style:name="T6" style:family="text">
      <style:text-properties officeooo:rsid="00184451"/>
    </style:style>
    <style:style style:name="T7" style:family="text">
      <style:text-properties officeooo:rsid="001922f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b78df"/>
    </style:style>
    <style:style style:name="T10" style:family="text">
      <style:text-properties officeooo:rsid="001cbc56"/>
    </style:style>
    <style:style style:name="T11" style:family="text">
      <style:text-properties officeooo:rsid="001cfe69"/>
    </style:style>
    <style:style style:name="T12" style:family="text">
      <style:text-properties officeooo:rsid="001d5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io del Algoritmo<text:tab/><text:tab/>/*<text:span text:style-name="T9">Adelante = </text:span><text:span text:style-name="T11">Abajo</text:span><text:span text:style-name="T9"><text:tab/>Atrás = </text:span><text:span text:style-name="T11">Arriba</text:span><text:span text:style-name="T9">*/</text:span></text:p>
      <text:p text:style-name="P1"/>
      <text:p text:style-name="P1"><text:tab/><text:span text:style-name="T10">Adelante</text:span>;</text:p>
      <text:p text:style-name="P1"><text:tab/>A<text:span text:style-name="T10">delante</text:span>;</text:p>
      <text:p text:style-name="P1"><text:tab/>A<text:span text:style-name="T10">delante</text:span>;</text:p>
      <text:p text:style-name="P1"><text:tab/>A<text:span text:style-name="T10">delante</text:span>;</text:p>
      <text:p text:style-name="P1"><text:tab/><text:span text:style-name="T10">Adelante</text:span>;</text:p>
      <text:p text:style-name="P1"><text:tab/>A<text:span text:style-name="T10">delante</text:span>;</text:p>
      <text:p text:style-name="P1"><text:tab/>A<text:span text:style-name="T10">delante</text:span>;</text:p>
      <text:p text:style-name="P4"><text:tab/>Derecha;</text:p>
      <text:p text:style-name="P4"/>
      <text:p text:style-name="P6">//<text:span text:style-name="T2">Pintar H</text:span></text:p>
      <text:p text:style-name="P3"/>
      <text:p text:style-name="P1"><text:tab/>Lápiz ON;</text:p>
      <text:p text:style-name="P1"><text:tab/>Pintar Rojo;</text:p>
      <text:p text:style-name="P5"><text:tab/>A<text:span text:style-name="T9">delante</text:span>;</text:p>
      <text:p text:style-name="P5"><text:tab/>A<text:span text:style-name="T9">delante</text:span>;</text:p>
      <text:p text:style-name="P5"><text:tab/>A<text:span text:style-name="T9">delante</text:span>;</text:p>
      <text:p text:style-name="P5"><text:tab/>A<text:span text:style-name="T9">delante</text:span>;</text:p>
      <text:p text:style-name="P5"><text:tab/>A<text:span text:style-name="T9">delante</text:span>;</text:p>
      <text:p text:style-name="P5"><text:tab/>A<text:span text:style-name="T9">delante</text:span>;</text:p>
      <text:p text:style-name="P1"><text:tab/>Lápiz OFF;</text:p>
      <text:p text:style-name="P1"><text:tab/>Derecha;</text:p>
      <text:p text:style-name="P5"><text:tab/>A<text:span text:style-name="T9">trás</text:span>; </text:p>
      <text:p text:style-name="P5"><text:tab/>A<text:span text:style-name="T9">trás</text:span>; </text:p>
      <text:p text:style-name="P5"><text:tab/>A<text:span text:style-name="T9">trás</text:span>; </text:p>
      <text:p text:style-name="P5"><text:tab/>A<text:span text:style-name="T9">trás</text:span>; </text:p>
      <text:p text:style-name="P1"><text:tab/>Lápiz on;</text:p>
      <text:p text:style-name="P1"><text:tab/>Pintar Rojo;</text:p>
      <text:p text:style-name="P1"><text:tab/>Lápiz OFF;</text:p>
      <text:p text:style-name="P1"><text:tab/>Derecha;</text:p>
      <text:p text:style-name="P5"><text:tab/>A<text:span text:style-name="T9">trás</text:span>;</text:p>
      <text:p text:style-name="P5"><text:tab/>A<text:span text:style-name="T9">trás</text:span>;</text:p>
      <text:p text:style-name="P5"><text:tab/>A<text:span text:style-name="T9">trás</text:span>;</text:p>
      <text:p text:style-name="P1"><text:tab/>Lápiz ON;</text:p>
      <text:p text:style-name="P1"><text:tab/>Pintar Rojo;</text:p>
      <text:p text:style-name="P5"><text:tab/>A<text:span text:style-name="T9">delante</text:span>;</text:p>
      <text:p text:style-name="P5"><text:tab/>A<text:span text:style-name="T9">delante</text:span>;</text:p>
      <text:p text:style-name="P5"><text:tab/>A<text:span text:style-name="T9">delante</text:span>;</text:p>
      <text:p text:style-name="P5"><text:tab/>A<text:span text:style-name="T9">delante</text:span>;</text:p>
      <text:p text:style-name="P5"><text:tab/>A<text:span text:style-name="T9">delante</text:span>;</text:p>
      <text:p text:style-name="P5"><text:tab/>A<text:span text:style-name="T9">delante</text:span>;</text:p>
      <text:p text:style-name="P5"><text:tab/>A<text:span text:style-name="T9">delante</text:span>;</text:p>
      <text:p text:style-name="P2"><text:tab/><text:span text:style-name="T1">Lápiz OFF;</text:span></text:p>
      <text:p text:style-name="P2"/>
      <text:p text:style-name="P2"><text:span text:style-name="T3">// </text:span><text:span text:style-name="T4">Fin pintar H</text:span></text:p>
      <text:p text:style-name="P2"><text:span text:style-name="T5"/></text:p>
      <text:p text:style-name="P3"><text:tab/></text:p>
      <text:p text:style-name="P3"/>
      <text:p text:style-name="P3"><text:soft-page-break/><text:tab/><text:span text:style-name="T2">Derecha; </text:span></text:p>
      <text:p text:style-name="P5"><text:tab/><text:span text:style-name="T2">A</text:span><text:span text:style-name="T9">trás</text:span><text:span text:style-name="T2">;</text:span></text:p>
      <text:p text:style-name="P5"><text:tab/><text:span text:style-name="T2">A</text:span><text:span text:style-name="T9">trás</text:span><text:span text:style-name="T2">;</text:span></text:p>
      <text:p text:style-name="P5"><text:tab/><text:span text:style-name="T2">A</text:span><text:span text:style-name="T9">trás</text:span><text:span text:style-name="T2">;</text:span></text:p>
      <text:p text:style-name="P5"><text:tab/><text:span text:style-name="T2">A</text:span><text:span text:style-name="T9">trás</text:span><text:span text:style-name="T2">;</text:span></text:p>
      <text:p text:style-name="P5"><text:tab/><text:span text:style-name="T2">A</text:span><text:span text:style-name="T9">trás</text:span><text:span text:style-name="T2">;</text:span></text:p>
      <text:p text:style-name="P5"><text:tab/><text:span text:style-name="T2">A</text:span><text:span text:style-name="T9">trás</text:span><text:span text:style-name="T2">;</text:span></text:p>
      <text:p text:style-name="P3"><text:tab/><text:span text:style-name="T2">Derecha;</text:span></text:p>
      <text:p text:style-name="P6"/>
      <text:p text:style-name="P6">//<text:span text:style-name="T2">Pintar O</text:span></text:p>
      <text:p text:style-name="P6"/>
      <text:p text:style-name="P9"><text:tab/><text:span text:style-name="T2">Lápiz ON;</text:span></text:p>
      <text:p text:style-name="P9"><text:tab/><text:span text:style-name="T2">Pintar Azul;</text:span></text:p>
      <text:p text:style-name="P9"><text:tab/><text:span text:style-name="T2">Derecha;</text:span></text:p>
      <text:p text:style-name="P9"><text:tab/><text:span text:style-name="T2">Izquierda;</text:span></text:p>
      <text:p text:style-name="P9"><text:tab/><text:span text:style-name="T2">Adelante;</text:span></text:p>
      <text:p text:style-name="P9"><text:tab/><text:span text:style-name="T2">Adelante;</text:span></text:p>
      <text:p text:style-name="P9"><text:tab/><text:span text:style-name="T2">Adelante;</text:span></text:p>
      <text:p text:style-name="P9"><text:tab/><text:span text:style-name="T2">Adelante;</text:span></text:p>
      <text:p text:style-name="P9"><text:tab/><text:span text:style-name="T2">Adelante;</text:span></text:p>
      <text:p text:style-name="P9"><text:tab/><text:span text:style-name="T2">Adelante;</text:span></text:p>
      <text:p text:style-name="P9"><text:tab/><text:span text:style-name="T2">Derecha;</text:span></text:p>
      <text:p text:style-name="P9"><text:tab/><text:span text:style-name="T2">Derecha; </text:span></text:p>
      <text:p text:style-name="P9"><text:tab/><text:span text:style-name="T2">Atrás;</text:span></text:p>
      <text:p text:style-name="P9"><text:tab/><text:span text:style-name="T2">Atrás;</text:span></text:p>
      <text:p text:style-name="P9"><text:tab/><text:span text:style-name="T2">Atrás;</text:span></text:p>
      <text:p text:style-name="P9"><text:tab/><text:span text:style-name="T2">Atrás;</text:span></text:p>
      <text:p text:style-name="P9"><text:tab/><text:span text:style-name="T2">Atrás;</text:span></text:p>
      <text:p text:style-name="P9"><text:tab/><text:span text:style-name="T2">Atrás;</text:span></text:p>
      <text:p text:style-name="P9"><text:tab/><text:span text:style-name="T2">Lápiz OFF;</text:span></text:p>
      <text:p text:style-name="P9"/>
      <text:p text:style-name="P6">//<text:span text:style-name="T2">Fin pintar O</text:span></text:p>
      <text:p text:style-name="P9"/>
      <text:p text:style-name="P9"><text:tab/><text:span text:style-name="T6">Derecha;</text:span></text:p>
      <text:p text:style-name="P9"><text:tab/><text:span text:style-name="T6">Derecha;</text:span></text:p>
      <text:p text:style-name="P9"/>
      <text:p text:style-name="P6">//<text:span text:style-name="T7">Pintar L</text:span></text:p>
      <text:p text:style-name="P6"/>
      <text:p text:style-name="P9"><text:tab/><text:span text:style-name="T7">Lápiz ON;</text:span></text:p>
      <text:p text:style-name="P10"><text:tab/>Pintar Rojo;</text:p>
      <text:p text:style-name="P10"><text:tab/>Adelante;</text:p>
      <text:p text:style-name="P10"><text:tab/>Adelante;</text:p>
      <text:p text:style-name="P10"><text:tab/>Adelante;</text:p>
      <text:p text:style-name="P10"><text:tab/>Adelante;</text:p>
      <text:p text:style-name="P10"><text:tab/>Adelante;</text:p>
      <text:p text:style-name="P10"><text:tab/>Adelante;</text:p>
      <text:p text:style-name="P10"><text:tab/>Derecha;</text:p>
      <text:p text:style-name="P10"><text:tab/>Derecha;</text:p>
      <text:p text:style-name="P13"><text:tab/>Lápiz OFF;</text:p>
      <text:p text:style-name="P7"><text:soft-page-break/>//Fin pintar L</text:p>
      <text:p text:style-name="P7"/>
      <text:p text:style-name="P11"><text:tab/>Derecha;</text:p>
      <text:p text:style-name="P11"><text:tab/>Derecha;</text:p>
      <text:p text:style-name="P11"/>
      <text:p text:style-name="P7">//Pintar A</text:p>
      <text:p text:style-name="P7"/>
      <text:p text:style-name="P7"><text:tab/><text:span text:style-name="T8">Lápiz ON;</text:span></text:p>
      <text:p text:style-name="P11"><text:tab/>Pintar Azul;</text:p>
      <text:p text:style-name="P11"><text:tab/><text:span text:style-name="T12">Atrás;</text:span></text:p>
      <text:p text:style-name="P12"><text:tab/><text:span text:style-name="T12">Atrás;</text:span></text:p>
      <text:p text:style-name="P12"><text:tab/><text:span text:style-name="T12">Atrás;</text:span></text:p>
      <text:p text:style-name="P12"><text:tab/><text:span text:style-name="T12">Derecha;</text:span></text:p>
      <text:p text:style-name="P12"><text:tab/><text:span text:style-name="T12">Izquierda;</text:span></text:p>
      <text:p text:style-name="P12"><text:tab/><text:span text:style-name="T12">Atrás;</text:span></text:p>
      <text:p text:style-name="P12"><text:tab/><text:span text:style-name="T12">Atrás;</text:span></text:p>
      <text:p text:style-name="P12"><text:tab/><text:span text:style-name="T12">Atrás;</text:span></text:p>
      <text:p text:style-name="P12"><text:tab/>Derecha<text:span text:style-name="T12">;</text:span></text:p>
      <text:p text:style-name="P12"><text:tab/><text:span text:style-name="T12">Derecha;</text:span></text:p>
      <text:p text:style-name="P12"><text:tab/><text:span text:style-name="T12">Adelante;</text:span></text:p>
      <text:p text:style-name="P12"><text:tab/><text:span text:style-name="T12">Adelante;</text:span></text:p>
      <text:p text:style-name="P12"><text:tab/><text:span text:style-name="T12">Adelante;</text:span></text:p>
      <text:p text:style-name="P12"><text:tab/><text:span text:style-name="T12">Adelante;</text:span></text:p>
      <text:p text:style-name="P12"><text:tab/><text:span text:style-name="T12">Adelante;</text:span></text:p>
      <text:p text:style-name="P12"><text:tab/><text:span text:style-name="T12">Adelante;</text:span></text:p>
      <text:p text:style-name="P12"><text:tab/><text:span text:style-name="T12">Lápiz OFF;</text:span></text:p>
      <text:p text:style-name="P12"/>
      <text:p text:style-name="P8">//<text:span text:style-name="T12">Fin pintar A</text:span></text:p>
      <text:p text:style-name="P8"/>
      <text:p text:style-name="P14">Fin del Algoritm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7T18:28:02.565000000</meta:creation-date>
    <dc:date>2023-04-17T19:02:17.924000000</dc:date>
    <meta:editing-duration>PT34M10S</meta:editing-duration>
    <meta:editing-cycles>11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111" meta:word-count="151" meta:character-count="1115" meta:non-whitespace-character-count="966"/>
  </office:meta>
</office:document-meta>
</file>